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61?]</text:p>
      <text:p text:style-name="P2">Month<text:tab/><text:tab/><text:tab/><text:tab/><text:tab/><text:tab/></text:p>
      <text:p text:style-name="P2">Year<text:tab/><text:tab/><text:tab/><text:tab/><text:tab/><text:tab/>[1861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Congregation Mic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For the 1<text:span text:style-name="T2">st</text:span><text:span text:style-name="T3"> anniversary of the 7</text:span><text:span text:style-name="T2">th</text:span><text:span text:style-name="T3"> st Synagogue/</text:span></text:p>
      <text:p text:style-name="P6"><text:span text:style-name="T3"/></text:p>
      <text:p text:style-name="P5"><text:span text:style-name="T3">[Page 1]</text:span></text:p>
      <text:p text:style-name="P5"><text:span text:style-name="T3">My Brethren! <text:s/>An idea which now-a-days prevails the human mind,/ but to which I shall never pay deference, is, that a minister of religion,/ must narrow down </text:span><text:span text:style-name="T4">the range of</text:span><text:span text:style-name="T6"> his pulpit instruction, within the/ compass of doctrinal argumentations, or of general remarks touching/ ceremonial observances. <text:s/>The tide of public vice, may fearfully swell/ around him; dishonesty may sap the very existence of social relations,/ falsehood may disguise itself under the garb of truth, besides under/ that of bravery, oppression under that of progress; all the elements/ of corruption may be at work to shelter the foundations of morality/--which is God's holy law--, but the minister of religion must dare/ not raise his voice to upbraid and to condemn. <text:s/>If, like an/ Elijah or a Jeremiah, he directs the shafts of his zealous indignation/ against the powerful and the opulent, he is decried, as a zealot who/ mistakes his vocation; who abuses his mission. <text:s/>So degenerate is the age/ in which we live, that it will tolerate the delivery of only that part of/ Divine imparting, which may not </text:span><text:span text:style-name="T4">probably</text:span><text:span text:style-name="T6"> thoroughly expose to view the hollowness/ of its ruling propensities. <text:s/>He that should undauntedly strike with the/ rod of his tongue the wicked--be they highly or lowly stationed--who violate/ the eternal principles of justice, is told in the language of the rebellious/ people of yore "Cease, speak to us smooth things". <text:s/>This I heard, and/ was abashed [Hebrew] "for the word of the Lord, against/ violence and spoil, hath become a reproach and a derision" <text:s/>Yet, I/ shall not forbear. <text:s/>Obedient solely to the dictates of duty, I will/</text:span></text:p>
      <text:p text:style-name="P5"><text:soft-page-break/><text:span text:style-name="T6"/></text:p>
      <text:p text:style-name="P5"><text:span text:style-name="T6">[Page 2]</text:span></text:p>
      <text:p text:style-name="P5"><text:span text:style-name="T6">continue to denounce sin, wherever it exists. <text:s/>And this day, even this day,/ the anniversary of an occasion that might be deemed joyful, </text:span><text:span text:style-name="T4">calls upon</text:span><text:span text:style-name="T6"> will I/ </text:span><text:span text:style-name="T4">men to</text:span><text:span text:style-name="T6"> utter loud reprobations. <text:s/>For, how often shall I reiterate it; that/ God is not exalted by polished stones and carved timber? <text:s/>Are we to rejoice/ over the rearing of a gorgeous structure, which has failed to effect its object?/ <text:s/>Did we not promise ourselves that its dedication to prayer, would invite/ thereto, a numerous hosts of devoted hearts? <text:s/>Was it not generally hoped and/ believed that to give the house of our Lord an independent stability, the day/ of Moses and David would be renewed, when both men and women gloried to/ munificently endow the contemplated Sanctuary? <text:s/>But how have those/ reasonable expectations been verified? <text:s/>Hearken, my Brethren, and be/ astounded. <text:s/>It is the time in which, Israel reckon the days that have/ elapsed between their deliverance from physical thraldom, and their/ moral enfranchisement at Sinai. <text:s/>At dusk a few individuals might/ be seen wending their steps towards the consecrated spot. <text:s/>They desire/ to hold religious service as prescribed by their revered Sages, but though/ they tarry hither, the legal number appears not. <text:s/>Many Hebrews,/ whose mind has been engrossed in harrassing[sic!] affairs, are seeking/ diversion at that hour, not in a filial communion with their/ Maker, but at the gaming board, or at some futile representations./ <text:s/>You will then concur in my opinion, that so far there is no cause/ for gratulation. <text:s/>But, what? of I say, that possibly the/ </text:span></text:p>
      <text:p text:style-name="P5"><text:span text:style-name="T6"/></text:p>
      <text:p text:style-name="P5"><text:span text:style-name="T6">[Page 3]</text:span></text:p>
      <text:p text:style-name="P5"><text:span text:style-name="T6">identical motive renders our convening within these courts at the entrance/ of the Sabbath, and at its conclusion exceedingly sparse? <text:s/>That in the/ afternoon of the same hallowed day and of the festivals, scarcely an/ attendance equally slender can be commanded? <text:s/>What, if I disclose/ the fact, that all efforts and contrivances to evoke a spirit of liberality/ have proved utterly abortive; that this edifice, which should have been/ enriched by unsolicited gifts, and placed beyond eventualities, is yet, and may/ </text:span><text:span text:style-name="T4">well</text:span><text:span text:style-name="T6"> long remain, the virtual possession of a few individuals? <text:s/>It/ would be vain to attempt palliating the last glaring defeat on the/ score of the deplorable events which have clogged the wheels of commerce/ and dried up the springs of wealth; for, our temporal decline,/--unwarrantable as it may seem--</text:span><text:span text:style-name="T4">dates</text:span><text:span text:style-name="T6"> is coeval with the erection of this/ Synagogue. <text:s/>Would you then still consider its first anniversary/ an occurrence which elicits exaltation? <text:s/>No [Hebrew]/ I will exclaim in the words of Scripture "The thing I greatly feared hath/ actually happened." <text:s/>Arguing from the past I intimated in my dedicatory/ sermon, that the feelings of devotion then evinced for the progress of our/ community, would be evanescent, that many of the Israelites who had/ thronged those sacred walls to witness a stirring ceremony, would/ scarce revisit them. <text:s/>My remarks were then animadverted on, as/ an ill-timed rebuke, but judge ye now, my hearers, whether it was/ unjustifiable./</text:span></text:p>
      <text:p text:style-name="P5"><text:span text:style-name="T6"/></text:p>
      <text:p text:style-name="P5"><text:span text:style-name="T6">[Page 4]</text:span></text:p>
      <text:p text:style-name="P5"><text:span text:style-name="T6">Short-lived has indeed been the period, during which, the Sabbath-morn-/-ing service was joined in by some infrequent worshippers[sic!]. <text:s/>It expired/ almost at its birth; hence has arisen our gradual decay. <text:s/>They whose/ affluence enabled them to strengthen the work of the Lord, they who might/ have been exhorted in the name of religion, to exercise </text:span><text:span text:style-name="T4">[?]</text:span><text:span text:style-name="T6"> generosity,/ that this new undertaking might be becomingly sustained, remained aloof./ <text:s/>But why? <text:s/>Did they oppose the change, which others had considered advisable?/ <text:s/>Would they evince their disapproval, by becoming affiliated to another of/ our too numerous Synagogues? <text:s/>Not so.....They were earnestly engaged in/ disobeying the will of their heavenly Father. <text:s/>Alas! that so wilful[sic!] a/ dereliction has at length kindled his wrath. <text:s/>I see, but to weep over,/ the chastisement it has provoked. <text:s/>Much of the gold ammassed[sic!] by/ trampling on the laws of God, a sudden fire has consumed. <text:s/>Like the/ Philestian Dagon, the idolized Mammon has been felled by an/ invisible hand. <text:s/>At the uprising of an avenging Deity, a train of ills has/ passed over the land in which both righteous and wicked were involved./ <text:s/>And shall I rejoice? <text:s/>Brethren! <text:s/>This, our first </text:span><text:soft-page-break/><text:span text:style-name="T6">anniversary, would/ have occasioned me sincere delight, if it proclaimed our advancement/ towards what is good and true. <text:s/>If it pointed out new votaries/ who have sworn allegiance to Judaism, and abjured their imaginary/</text:span></text:p>
      <text:p text:style-name="P5"><text:span text:style-name="T6"/></text:p>
      <text:p text:style-name="P5"><text:span text:style-name="T6">[Page 5]</text:span></text:p>
      <text:p text:style-name="P5"><text:span text:style-name="T6">gods. <text:s/>If it recorded that since this structure has been consecrated,/ the number of its worshippers[sic!] has increased, that its requirements/ have been liberally supplied; that a desire to uphold and exalt/ the house of our God in the sight of the world </text:span><text:span text:style-name="T4">is</text:span><text:span text:style-name="T6"> has been generally experienced,/ that the Congregation Mickve Israel, gave the first impetus/ to all righteous designs, that their members have become conspicuous/ for virtue, for religious knowledge and piety, but inasmuch as this day/ instead of marking progression, shows a retrogression, I cannot be/ induced to celebrate its recurrence with any degree of delight./ <text:s/>Let those triumph who pride themselves in the attainment of a/ fictitious aggrandizement, I will rather lament a prevailing apathy/ for real grandeur. <text:s/>I will ask the delinquents to reflect on current/ events, and see their folly, in being parsimonious with Almighty God./ <text:s/>I will </text:span><text:span text:style-name="T4">ask</text:span><text:span text:style-name="T6"> repeat to them, what Haggim preached to his contemporaries./ <text:s/>[Hebrew] "Consider your ways" Ye have sown much, but/ gathered little" [Hebrew], "and he that earneth, hath earned/ to put it into a bag full of holes [Hebrew]. <text:s/>Ye have/ lived neither in accordance with the dictates of God, nor with those of/ reason. <text:s/>Ye have sacrificed your best years, your noblest instincts,/ </text:span><text:span text:style-name="T4">prob</text:span><text:span text:style-name="T6"> perhaps your physical as well as spiritual health, to/</text:span></text:p>
      <text:p text:style-name="P5"><text:span text:style-name="T6"/></text:p>
      <text:p text:style-name="P5"><text:span text:style-name="T6">[Page 6]</text:span></text:p>
      <text:p text:style-name="P5"><text:span text:style-name="T6">to[sic!] the compass</text:span><text:span text:style-name="T4">ing</text:span><text:span text:style-name="T6"> of one sole object, but when your imagined to have/ laid a firm hold thereon, it released itself from your grasp. <text:s/>Such/ is the result of avarice. <text:s/>Verily your demeanour was irrational. <text:s/>But unto the/ faithful few, who have so apportioned their time, that their worldly/ pursuits might not encroach on their duties to the Eternal,/ to those who have ever responded to the calls of religion and humanity/ I will say, "despond not" you are rich, even if adverse circumstances/ have deprived you of all your honest earnings; for, you bear the/ conscience that the gold you have lost was not the wages of sin./ <text:s/>You are rich, because you have laid up treasures, of which none can/ rob you. <text:s/>Like King Mumbaz, so extolled by the Sages of the Talmud,/ you have scattered abroad, whilst others gathered in, yet you shall/ reap the most copious harvest, for thus, it is written in the volumes/ of heaven [Hebrew] "Say ye to the righteous, that it will/ be </text:span><text:span text:style-name="T4">will</text:span><text:span text:style-name="T6"> well with them, for they </text:span><text:span text:style-name="T7">shall</text:span><text:span text:style-name="T8"> enjoy the fruit of their/ deeds". <text:s/>Let then all my hearers learn wisdom. <text:s/>They have felt/ the insecurity of terrestrial gain, let them strive to obtain that which/ can never fail them. <text:s/>Let them employ their families and means to/ benefit their soul; let them store up the provision which will keep/ it alive everlastingly. <text:s/>Let them spurn self-interest, when/</text:span></text:p>
      <text:p text:style-name="P5"><text:span text:style-name="T8"/></text:p>
      <text:p text:style-name="P5"><text:span text:style-name="T8">[Page 7]</text:span></text:p>
      <text:p text:style-name="P5"><text:span text:style-name="T8">summoned to your stability to a sacred undertaking. <text:s/>Let them give to/ God what belongs to God, the Sabbath-day and the festivals. <text:s/>Let them/ seek recreation in assiduously watching at the portals of this minor Sanctuary,/ let them aspire to eminence by virtuous acts. <text:s/>In fine let them/ prove themselves sincere worshippers[sic!] of their Creator, for He alone/ "maketh poor, and maketh rich, bringeth low and lifteth up"/ [Hebrew] By such a/ deportment the Synagogue we solemnly dedicated a year since,/ will assume the position which it ought originally to have received./ <text:s/>The Omnipotent Being whose presence we </text:span><text:span text:style-name="T5">have</text:span><text:span text:style-name="T8"> at that period invoked, will/ be praised therein by a multitude of devout hearts. <text:s/>The/ Congregation Mikve Israel will rank foremost among those/ which amazingly increase throughout this country, and at each/ revolving mouth of Sivan, we will glory together over our religious/ advancement. <text:s/>So may it henceforth</text:span><text:span text:style-name="T9">2</text:span><text:span text:style-name="T8"> be</text:span><text:span text:style-name="T9">1</text:span><text:span text:style-name="T8"> and ever 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9T12:39:21.05</meta:creation-date>
    <meta:document-statistic meta:table-count="0" meta:image-count="0" meta:object-count="0" meta:page-count="4" meta:paragraph-count="76" meta:word-count="1793" meta:character-count="11232"/>
    <dc:date>2012-09-19T14:20:13.44</dc:date>
    <dc:creator>Penn Libraries</dc:creator>
    <meta:editing-duration>PT00H04M50S</meta:editing-duration>
    <meta:editing-cycles>1</meta:editing-cycles>
    <meta:generator>OpenOffice.org/3.2$Win32 OpenOffice.org_project/320m12$Build-9483</meta:generator>
  </office:meta>
</office:document-meta>
</file>